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Malgun Gothic" fo:font-size="14pt" officeooo:rsid="0017ce2c" officeooo:paragraph-rsid="0017ce2c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Malgun Gothic" fo:font-size="14pt" officeooo:rsid="0017ce2c" officeooo:paragraph-rsid="0017ce2c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Malgun Gothic" fo:font-size="14pt" officeooo:rsid="0017ce2c" officeooo:paragraph-rsid="0017ce2c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Malgun Gothic" fo:font-size="14pt" fo:font-weight="bold" officeooo:rsid="0017ce2c" officeooo:paragraph-rsid="0017ce2c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Malgun Gothic" fo:font-size="14pt" style:text-underline-style="solid" style:text-underline-width="auto" style:text-underline-color="font-color" officeooo:rsid="0017ce2c" officeooo:paragraph-rsid="0017ce2c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Malgun Gothic" fo:font-size="14pt" style:text-underline-style="none" officeooo:rsid="0017ce2c" officeooo:paragraph-rsid="0017ce2c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GUIDE UTILISATEUR</text:p>
      <text:p text:style-name="P2"/>
      <text:p text:style-name="P3"/>
      <text:p text:style-name="P4">Ce guide permettra d’expliquer de façon simple comment utiliser l’outil livré à la société «Manga++». Il sera divisé en deux parties, la partie dédiée aux visiteurs du site et l’autre partie à Mr. N’GUYEN le gérant de l’entreprise</text:p>
      <text:p text:style-name="P4"/>
      <text:p text:style-name="P4"/>
      <text:p text:style-name="P5">I -/- PARTIE VISITEURS</text:p>
      <text:p text:style-name="P4"/>
      <text:p text:style-name="P6">1. Création d’un compte</text:p>
      <text:p text:style-name="P6"/>
      <text:p text:style-name="P7">Pour pouvoir commencer a utiliser le service de Manga++, l’utilisateur devra se créer un compte qui lui servira de portail avec le magasin physiq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3:44:44.329000000</meta:creation-date>
    <dc:date>2020-02-13T13:50:57.063000000</dc:date>
    <meta:editing-duration>PT6M13S</meta:editing-duration>
    <meta:editing-cycles>1</meta:editing-cycles>
    <meta:document-statistic meta:table-count="0" meta:image-count="0" meta:object-count="0" meta:page-count="1" meta:paragraph-count="5" meta:word-count="72" meta:character-count="440" meta:non-whitespace-character-count="373"/>
    <meta:generator>LibreOffice/6.2.4.2$Windows_X86_64 LibreOffice_project/2412653d852ce75f65fbfa83fb7e7b669a126d64</meta:generator>
  </office:meta>
</office:document-meta>
</file>